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/>
    </style:style>
  </office:automatic-styles>
  <office:body>
    <office:text text:use-soft-page-breaks="true">
      <text:p text:style-name="P1"><text:span text:style-name="T2">I just made a folder and called it “pictures”, then made a document called “lab 2 placeholder”. Finally I made a screenshot and saved it into the pictures fold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VI TAYLOR</meta:initial-creator>
    <dc:creator>LEVI TAYLOR</dc:creator>
    <meta:creation-date>2026-02-03T11:01:00Z</meta:creation-date>
    <dc:date>2026-02-03T11:05:00Z</dc:date>
    <meta:template xlink:href="Normal" xlink:type="simple"/>
    <meta:editing-cycles>2</meta:editing-cycles>
    <meta:editing-duration>PT240S</meta:editing-duration>
    <meta:document-statistic meta:page-count="1" meta:paragraph-count="1" meta:word-count="24" meta:character-count="161" meta:row-count="1" meta:non-whitespace-character-count="138"/>
  </office:meta>
</office:document-meta>
</file>